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text-align="justify" style:justify-single-word="false"/>
      <style:text-properties style:font-name="Arial" fo:font-size="12pt" style:font-size-asian="10.5pt" style:font-size-complex="12pt"/>
    </style:style>
    <style:style style:name="P2" style:family="paragraph" style:parent-style-name="Preformatted_20_Text">
      <style:paragraph-properties fo:text-align="justify" style:justify-single-word="false"/>
      <style:text-properties style:font-name="Arial" fo:font-size="12pt" style:font-size-asian="10.5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0.4 Limitations and future work</text:p>
      <text:p text:style-name="P1"/>
      <text:p text:style-name="P1"/>
      <text:p text:style-name="P1">Accessibility standards</text:p>
      <text:p text:style-name="P1">To comply to European Union standards the website has to match the W3C Web Accessibility Initiative (WAI) standards. To achieve this goal the website has to be improve to match all requirements.</text:p>
      <text:p text:style-name="P1"/>
      <text:p text:style-name="P1">Internship process</text:p>
      <text:p text:style-name="P1">It turned out that the internship process is </text:p>
      <text:p text:style-name="P1"/>
      <text:p text:style-name="P1">General bug fixing</text:p>
      <text:p text:style-name="P1">official erasmus contract (specific for each institution)</text:p>
      <text:p text:style-name="P1"/>
      <text:p text:style-name="P1">Data mining</text:p>
      <text:p text:style-name="P1">Better integration with P1-Config and P4-Out to improve the workflow of information to the O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1T15:08:15</dc:date>
    <meta:generator>LibreOffice/3.3$Unix LibreOffice_project/330m19$Build-202</meta:generator>
    <meta:editing-duration>PT44M55S</meta:editing-duration>
    <meta:editing-cycles>3</meta:editing-cycles>
    <meta:document-statistic meta:table-count="0" meta:image-count="0" meta:object-count="0" meta:page-count="1" meta:paragraph-count="9" meta:word-count="76" meta:character-count="493"/>
  </office:meta>
</office:document-meta>
</file>